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c5df"/>
    </style:style>
    <style:style style:name="P2" style:family="paragraph" style:parent-style-name="Text_20_body">
      <style:text-properties officeooo:paragraph-rsid="00102261"/>
    </style:style>
    <style:style style:name="P3" style:family="paragraph" style:parent-style-name="Text_20_body">
      <style:text-properties officeooo:paragraph-rsid="00109c8c"/>
    </style:style>
    <style:style style:name="P4" style:family="paragraph" style:parent-style-name="Standard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img"/><text:bookmark text:name="thumbnail"/><text:a xlink:type="simple" xlink:href="https://www.youtube.com/watch?v=mrxtd0wBGmw&amp;list=PLhW3qG5bs-L-Bt9T_bnyflQ0Te4VgFhKF&amp;t=254s&amp;index=2" text:style-name="Internet_20_link" text:visited-style-name="Visited_20_Internet_20_Link"><text:s/></text:a></text:p>
      <text:p text:style-name="Standard"/>
      <text:p text:style-name="Standard"><text:a xlink:type="simple" xlink:href="https://www.youtube.com/watch?v=mrxtd0wBGmw&amp;list=PLhW3qG5bs-L-Bt9T_bnyflQ0Te4VgFhKF&amp;t=254s&amp;index=2" text:style-name="Internet_20_link" text:visited-style-name="Visited_20_Internet_20_Link"><text:span text:style-name="T1">https://www.youtube.com/watch?v=mrxtd0wBGmw&amp;list=PLhW3qG5bs-L-Bt9T_bnyflQ0Te4VgFhKF&amp;t=254s&amp;index=2</text:span></text:a></text:p>
      <text:p text:style-name="P4"/>
      <text:p text:style-name="Standard"/>
      <text:section text:style-name="Sect1" text:name="content">
        <text:section text:style-name="Sect1" text:name="overlays">
          <text:p text:style-name="Standard"><text:a xlink:type="simple" xlink:href="https://www.youtube.com/watch?v=mrxtd0wBGmw&amp;list=PLhW3qG5bs-L-Bt9T_bnyflQ0Te4VgFhKF&amp;t=254s&amp;index=2" text:style-name="Internet_20_link" text:visited-style-name="Visited_20_Internet_20_Link">7:31 </text:a><text:bookmark text:name="video-title"/>SoapUI Beginner Tutorial 1 - What is SoapUI | SoapUi Introduction | Getting Started </text:p>
        </text:section>
        <text:section text:style-name="Sect1" text:name="meta">
          <text:section text:style-name="Sect1" text:name="metadata">
            <text:p text:style-name="P1">Today we will learn: </text:p>
            <text:p text:style-name="P1">1. What is SoapUI</text:p>
            <text:p text:style-name="P1">2. Why to use SoapUI</text:p>
            <text:p text:style-name="P1">3. How to Download and Install SoapUI</text:p>
            <text:p text:style-name="P1"><text:a xlink:type="simple" xlink:href="https://redthunder.blog/2016/11/22/teaching-how-to-install-soapui-on-linux/" text:style-name="Internet_20_link" text:visited-style-name="Visited_20_Internet_20_Link">https://redthunder.blog/2016/11/22/teaching-how-to-install-soapui-on-linux/</text:a></text:p>
            <text:p text:style-name="P1">4. Difference between SoapUI Open Source and Paid versions</text:p>
            <text:p text:style-name="P1">What is SoapUI </text:p>
            <text:p text:style-name="P1">------------------------</text:p>
            <text:p text:style-name="P1">API Testing Tool For manual and automation testing of SOAP and REST APIs </text:p>
            <text:p text:style-name="P1">Why to use SoapUI </text:p>
            <text:p text:style-name="P1">------------------------------ </text:p>
            <text:p text:style-name="P1">1. To create quick and efficient API tests</text:p>
            <text:p text:style-name="P1">2. To create API functional, performance and security tests</text:p>
            <text:p text:style-name="P1">3. To create API Testing automation framework</text:p>
            <text:p text:style-name="P1">Step 1 : Download SoapUI from - <text:a xlink:type="simple" xlink:href="https://www.youtube.com/redirect?event=video_description&amp;v=mrxtd0wBGmw&amp;redir_token=W0pZGCU4uYqgjJI5do1Nr2kYddR8MTU0MTU2NTEzOUAxNTQxNDc4NzM5&amp;q=https%3A%2F%2Fwww.soapui.org%2Fdownloads%2Flatest-release.html" text:style-name="Internet_20_link" text:visited-style-name="Visited_20_Internet_20_Link">https://www.soapui.org/downloads/late...</text:a> </text:p>
            <text:p text:style-name="P1">Step 2 : Install SoapUI _______________________________________________________ SoapUI Playlist - <text:a xlink:type="simple" xlink:href="https://www.youtube.com/playlist?list=PLhW3qG5bs-L-Bt9T_bnyflQ0Te4VgFhKF" text:style-name="Internet_20_link" text:visited-style-name="Visited_20_Internet_20_Link">https://www.youtube.com/playlist?list...</text:a> Like on Facebook - <text:a xlink:type="simple" xlink:href="https://www.youtube.com/redirect?event=video_description&amp;v=mrxtd0wBGmw&amp;redir_token=W0pZGCU4uYqgjJI5do1Nr2kYddR8MTU0MTU2NTEzOUAxNTQxNDc4NzM5&amp;q=https%3A%2F%2Fwww.facebook.com%2Fautomationstepbystep%2F" text:style-name="Internet_20_link" text:visited-style-name="Visited_20_Internet_20_Link">https://www.facebook.com/automationst...</text:a> Subscribe on: Youtube - <text:a xlink:type="simple" xlink:href="http://youtube.com/automationstepbystep" text:style-name="Internet_20_link" text:visited-style-name="Visited_20_Internet_20_Link">http://youtube.com/automationstepbystep</text:a> _______________________________________________________ . . ________ ONLINE COURSES TO LEARN ________ Visit - <text:a xlink:type="simple" xlink:href="https://www.youtube.com/redirect?event=video_description&amp;v=mrxtd0wBGmw&amp;redir_token=W0pZGCU4uYqgjJI5do1Nr2kYddR8MTU0MTU2NTEzOUAxNTQxNDc4NzM5&amp;q=http%3A%2F%2Fautomationstepbystep.com%2F" text:style-name="Internet_20_link" text:visited-style-name="Visited_20_Internet_20_Link">http://automationstepbystep.com/</text:a> Ask Raghav- <text:a xlink:type="simple" xlink:href="https://www.youtube.com/redirect?event=video_description&amp;v=mrxtd0wBGmw&amp;redir_token=W0pZGCU4uYqgjJI5do1Nr2kYddR8MTU0MTU2NTEzOUAxNTQxNDc4NzM5&amp;q=https%3A%2F%2Fbit.ly%2F2CoJGWf" text:style-name="Internet_20_link" text:visited-style-name="Visited_20_Internet_20_Link">https://bit.ly/2CoJGWf</text:a> Interviews - <text:a xlink:type="simple" xlink:href="https://www.youtube.com/redirect?event=video_description&amp;v=mrxtd0wBGmw&amp;redir_token=W0pZGCU4uYqgjJI5do1Nr2kYddR8MTU0MTU2NTEzOUAxNTQxNDc4NzM5&amp;q=https%3A%2F%2Fbit.ly%2F2NIPPxk" text:style-name="Internet_20_link" text:visited-style-name="Visited_20_Internet_20_Link">https://bit.ly/2NIPPxk</text:a> All Playlists - <text:a xlink:type="simple" xlink:href="https://www.youtube.com/redirect?event=video_description&amp;v=mrxtd0wBGmw&amp;redir_token=W0pZGCU4uYqgjJI5do1Nr2kYddR8MTU0MTU2NTEzOUAxNTQxNDc4NzM5&amp;q=https%3A%2F%2Fbit.ly%2F2LSiezA" text:style-name="Internet_20_link" text:visited-style-name="Visited_20_Internet_20_Link">https://bit.ly/2LSiezA</text:a> ------------ Follow ------------ Facebook - <text:a xlink:type="simple" xlink:href="https://www.youtube.com/redirect?event=video_description&amp;v=mrxtd0wBGmw&amp;redir_token=W0pZGCU4uYqgjJI5do1Nr2kYddR8MTU0MTU2NTEzOUAxNTQxNDc4NzM5&amp;q=https%3A%2F%2Fwww.facebook.com%2Fautomationstepbystep" text:style-name="Internet_20_link" text:visited-style-name="Visited_20_Internet_20_Link">https://www.facebook.com/automationst...</text:a> Twitter - <text:a xlink:type="simple" xlink:href="https://www.youtube.com/redirect?event=video_description&amp;v=mrxtd0wBGmw&amp;redir_token=W0pZGCU4uYqgjJI5do1Nr2kYddR8MTU0MTU2NTEzOUAxNTQxNDc4NzM5&amp;q=https%3A%2F%2Ftwitter.com%2Fautomationsbs" text:style-name="Internet_20_link" text:visited-style-name="Visited_20_Internet_20_Link">https://twitter.com/automationsbs</text:a> Youtube - <text:a xlink:type="simple" xlink:href="http://youtube.com/automationstepbystep" text:style-name="Internet_20_link" text:visited-style-name="Visited_20_Internet_20_Link">http://youtube.com/automationstepbystep</text:a> You can support my work and mission for Education on PATREON <text:a xlink:type="simple" xlink:href="https://www.youtube.com/redirect?event=video_description&amp;v=mrxtd0wBGmw&amp;redir_token=W0pZGCU4uYqgjJI5do1Nr2kYddR8MTU0MTU2NTEzOUAxNTQxNDc4NzM5&amp;q=https%3A%2F%2Fwww.patreon.com%2Fraghavpal" text:style-name="Internet_20_link" text:visited-style-name="Visited_20_Internet_20_Link">https://www.patreon.com/raghavpal</text:a></text:p>
            <text:section text:style-name="Sect1" text:name="byline-container">
              <text:p text:style-name="Text_20_body"><text:bookmark text:name="progress"/></text:p>
            </text:section>
          </text:section>
        </text:section>
      </text:section>
      <text:section text:style-name="Sect1" text:name="Section1">
        <text:section text:style-name="Sect1" text:name="Section2">
          <text:p text:style-name="Standard"><text:a xlink:type="simple" xlink:href="https://www.youtube.com/watch?v=9njtJvyYpdg&amp;list=PLhW3qG5bs-L-Bt9T_bnyflQ0Te4VgFhKF&amp;t=0s&amp;index=3" text:style-name="Internet_20_link" text:visited-style-name="Visited_20_Internet_20_Link">9:32 </text:a></text:p>
        </text:section>
        <text:section text:style-name="Sect1" text:name="Section4">
          <text:p text:style-name="Standard"><text:bookmark text:name="mouseover-overlay"/><text:a xlink:type="simple" xlink:href="https://www.youtube.com/watch?v=9njtJvyYpdg&amp;list=PLhW3qG5bs-L-Bt9T_bnyflQ0Te4VgFhKF&amp;t=0s&amp;index=3" text:style-name="Internet_20_link" text:visited-style-name="Visited_20_Internet_20_Link"/></text:p>
        </text:section>
        <text:section text:style-name="Sect1" text:name="Section5">
          <text:p text:style-name="Standard"><text:bookmark text:name="hover-overlays"/><text:a xlink:type="simple" xlink:href="https://www.youtube.com/watch?v=9njtJvyYpdg&amp;list=PLhW3qG5bs-L-Bt9T_bnyflQ0Te4VgFhKF&amp;t=0s&amp;index=3" text:style-name="Internet_20_link" text:visited-style-name="Visited_20_Internet_20_Link"/></text:p>
        </text:section>
        <text:section text:style-name="Sect1" text:name="Section6">
          <text:h text:style-name="Heading_20_3" text:outline-level="3"><text:bookmark text:name="video-title1"/><text:bookmark text:name="meta"/><text:soft-page-break/>SoapUI Beginner Tutorial 2 - SoapUI Features and GUI </text:h>
          <text:section text:style-name="Sect1" text:name="Section7">
            <text:p text:style-name="P2"><text:bookmark text:name="metadata"/>Today we will learn: </text:p>
            <text:p text:style-name="P2">1. GUI components of SoapUI</text:p>
            <text:p text:style-name="P2">2. Menu and Icons</text:p>
            <text:p text:style-name="P2">3. Configurations Cross-platform tool Built entirely over Java platform uses Swing for GUI Project - Test Suite - Test Case - Test Step Project Navigator Request Editor Response Editor Sample REST URI - <text:a xlink:type="simple" xlink:href="https://www.youtube.com/redirect?q=http%3A%2F%2Fthomas-bayer.com%2Fsqlrest%2FCUSTOMER%2F10&amp;v=9njtJvyYpdg&amp;event=video_description&amp;redir_token=UhsVe2wjXpg1KTCw5uheEPcUPTx8MTU0MTU5OTY3NUAxNTQxNTEzMjc1" text:style-name="Internet_20_link" text:visited-style-name="Visited_20_Internet_20_Link">http://thomas-bayer.com/sqlrest/CUSTO...</text:a></text:p>
          </text:section>
        </text:section>
      </text:section>
      <text:section text:style-name="Sect1" text:name="Section14">
        <text:section text:style-name="Sect1" text:name="Section15">
          <text:p text:style-name="Standard"><text:a xlink:type="simple" xlink:href="https://www.youtube.com/watch?v=h54HqkSp4jg&amp;list=PLhW3qG5bs-L-Bt9T_bnyflQ0Te4VgFhKF&amp;t=0s&amp;index=4" text:style-name="Internet_20_link" text:visited-style-name="Visited_20_Internet_20_Link">17:40 </text:a></text:p>
        </text:section>
        <text:section text:style-name="Sect1" text:name="Section19">
          <text:h text:style-name="Heading_20_3" text:outline-level="3"><text:bookmark text:name="video-title2"/><text:bookmark text:name="meta1"/>SoapUI Beginner Tutorial 3 - First SoapUI Project | SOAP | How to create Project in SoapUI </text:h>
          <text:section text:style-name="Sect1" text:name="Section20">
            <text:p text:style-name="P2"><text:bookmark text:name="metadata1"/>Today we will learn: 1. How to create a SOAP API Project </text:p>
            <text:p text:style-name="P2">2. How to add WSDL</text:p>
            <text:p text:style-name="P2">3. How to create Test Suite - Test Cases </text:p>
            <text:p text:style-name="P2">4. How to add Assertions </text:p>
            <text:p text:style-name="P2">5. Run Test Step - Test Case - Test Suite</text:p>
            <text:p text:style-name="P2">6. How to run in sequence and in parallel </text:p>
            <text:p text:style-name="P2">7. How to create API Documentation WSDL - <text:a xlink:type="simple" xlink:href="http://webservices.oorsprong.org/webs" text:style-name="Internet_20_link" text:visited-style-name="Visited_20_Internet_20_Link">http://webservices.oorsprong.org/webs</text:a><text:a xlink:type="simple" xlink:href="https://www.youtube.com/redirect?v=h54HqkSp4jg&amp;event=video_description&amp;q=http%3A%2F%2Fwebservices.oorsprong.org%2Fwebsamples.countryinfo%2FCountryInfoService.wso%3Fwsdl&amp;redir_token=uWQmbY42l-riaI2QsFsEM21F6p98MTU0MTYwMDI4OEAxNTQxNTEzODg4" text:style-name="Internet_20_link" text:visited-style-name="Visited_20_Internet_20_Link">...</text:a></text:p>
            <text:p text:style-name="Text_20_body"/>
            <text:p text:style-name="Text_20_body"><text:a xlink:type="simple" xlink:href="http://webservices.oorsprong.org/websamples.countryinfo/CountryInfoService.wso?wsdl" text:style-name="Internet_20_link" text:visited-style-name="Visited_20_Internet_20_Link">http://webservices.oorsprong.org/websamples.countryinfo/CountryInfoService.wso?wsdl</text:a></text:p>
            <text:p text:style-name="Text_20_body"/>
          </text:section>
        </text:section>
      </text:section>
      <text:section text:style-name="Sect1" text:name="Section27">
        <text:section text:style-name="Sect1" text:name="Section28">
          <text:p text:style-name="Standard"><text:a xlink:type="simple" xlink:href="https://www.youtube.com/watch?v=9V2oqVzZuT4&amp;list=PLhW3qG5bs-L-Bt9T_bnyflQ0Te4VgFhKF&amp;t=239s&amp;index=5" text:style-name="Internet_20_link" text:visited-style-name="Visited_20_Internet_20_Link">12:50 </text:a><text:bookmark text:name="meta2"/><text:bookmark text:name="video-title3"/><text:s text:c="4"/>SoapUI Beginner Tutorial 4 - First SoapUI Project | REST </text:p>
        </text:section>
        <text:section text:style-name="Sect1" text:name="Section32">
          <text:section text:style-name="Sect1" text:name="Section33">
            <text:p text:style-name="P3"><text:bookmark text:name="metadata2"/>Today we will learn: </text:p>
            <text:p text:style-name="P3">1. Create a REST Project</text:p>
            <text:p text:style-name="P3">2. Add a REST request</text:p>
            <text:p text:style-name="P3">3. How to add request parameters</text:p>
            <text:p text:style-name="P3">4. Create a Test Case</text:p>
            <text:p text:style-name="P3">5. Add assertions</text:p>
            <text:p text:style-name="P3">6. Run and Validate</text:p>
            <text:section text:style-name="Sect1" text:name="Section34">
              <text:p text:style-name="Text_20_body"><text:bookmark text:name="byline-container2"/></text:p>
              <text:section text:style-name="Sect1" text:name="Section35">
                <text:p text:style-name="Text_20_body"><text:bookmark text:name="byline-inner-container2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36">
              <text:p text:style-name="Text_20_body"><text:bookmark text:name="metadata-line2"/></text:p>
            </text:section>
          </text:section>
          <text:section text:style-name="Sect1" text:name="Section37">
            <text:p text:style-name="Text_20_body"><text:bookmark text:name="additional-metadata-line2"/><text:soft-page-break/></text:p>
          </text:section>
        </text:section>
        <text:section text:style-name="Sect1" text:name="Section38">
          <text:p text:style-name="Standard"><text:bookmark text:name="offer-button2"/></text:p>
        </text:section>
      </text:section>
      <text:section text:style-name="Sect1" text:name="Section39">
        <text:p text:style-name="Standard"><text:bookmark text:name="menu2"/></text:p>
      </text:section>
      <text:section text:style-name="Sect1" text:name="Section40">
        <text:p text:style-name="Standard"><text:bookmark text:name="img4"/><text:bookmark text:name="thumbnail4"/><text:bookmark text:name="content3"/><text:a xlink:type="simple" xlink:href="https://www.youtube.com/watch?v=X-pcU-sIfv4&amp;list=PLhW3qG5bs-L-Bt9T_bnyflQ0Te4VgFhKF&amp;t=0s&amp;index=6" text:style-name="Internet_20_link" text:visited-style-name="Visited_20_Internet_20_Link"><text:s/></text:a></text:p>
        <text:section text:style-name="Sect1" text:name="Section41">
          <text:p text:style-name="Standard"><text:bookmark text:name="overlays3"/></text:p>
          <text:section text:style-name="Sect1" text:name="Section42">
            <text:p text:style-name="Standard"><text:bookmark text:name="progress3"/></text:p>
          </text:section>
          <text:p text:style-name="Standard"><text:a xlink:type="simple" xlink:href="https://www.youtube.com/watch?v=X-pcU-sIfv4&amp;list=PLhW3qG5bs-L-Bt9T_bnyflQ0Te4VgFhKF&amp;t=0s&amp;index=6" text:style-name="Internet_20_link" text:visited-style-name="Visited_20_Internet_20_Link">15:04 </text:a></text:p>
        </text:section>
        <text:section text:style-name="Sect1" text:name="Section43">
          <text:p text:style-name="Standard"><text:bookmark text:name="mouseover-overlay3"/><text:a xlink:type="simple" xlink:href="https://www.youtube.com/watch?v=X-pcU-sIfv4&amp;list=PLhW3qG5bs-L-Bt9T_bnyflQ0Te4VgFhKF&amp;t=0s&amp;index=6" text:style-name="Internet_20_link" text:visited-style-name="Visited_20_Internet_20_Link"/></text:p>
        </text:section>
        <text:section text:style-name="Sect1" text:name="Section44">
          <text:p text:style-name="Standard"><text:bookmark text:name="hover-overlays3"/><text:a xlink:type="simple" xlink:href="https://www.youtube.com/watch?v=X-pcU-sIfv4&amp;list=PLhW3qG5bs-L-Bt9T_bnyflQ0Te4VgFhKF&amp;t=0s&amp;index=6" text:style-name="Internet_20_link" text:visited-style-name="Visited_20_Internet_20_Link"/></text:p>
        </text:section>
        <text:section text:style-name="Sect1" text:name="Section45">
          <text:h text:style-name="Heading_20_3" text:outline-level="3"><text:bookmark text:name="video-title4"/><text:bookmark text:name="meta3"/>SoapUI Beginner Tutorial 5 - How to use PROPERTIES </text:h>
          <text:section text:style-name="Sect1" text:name="Section46">
            <text:p text:style-name="Text_20_body"><text:bookmark text:name="metadata3"/></text:p>
            <text:section text:style-name="Sect1" text:name="Section47">
              <text:p text:style-name="Text_20_body"><text:bookmark text:name="byline-container3"/></text:p>
              <text:section text:style-name="Sect1" text:name="Section48">
                <text:p text:style-name="Text_20_body"><text:bookmark text:name="byline-inner-container3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49">
              <text:p text:style-name="Text_20_body"><text:bookmark text:name="metadata-line3"/></text:p>
            </text:section>
          </text:section>
          <text:section text:style-name="Sect1" text:name="Section50">
            <text:p text:style-name="Text_20_body"><text:bookmark text:name="additional-metadata-line3"/></text:p>
          </text:section>
        </text:section>
        <text:section text:style-name="Sect1" text:name="Section51">
          <text:p text:style-name="Standard"><text:bookmark text:name="offer-button3"/></text:p>
        </text:section>
      </text:section>
      <text:section text:style-name="Sect1" text:name="Section52">
        <text:p text:style-name="Standard"><text:bookmark text:name="menu3"/></text:p>
      </text:section>
      <text:section text:style-name="Sect1" text:name="Section53">
        <text:p text:style-name="Standard"><text:bookmark text:name="img5"/><text:bookmark text:name="thumbnail5"/><text:bookmark text:name="content4"/><text:a xlink:type="simple" xlink:href="https://www.youtube.com/watch?v=lUxvIxQnqjc&amp;list=PLhW3qG5bs-L-Bt9T_bnyflQ0Te4VgFhKF&amp;t=0s&amp;index=7" text:style-name="Internet_20_link" text:visited-style-name="Visited_20_Internet_20_Link"><text:s/></text:a></text:p>
        <text:section text:style-name="Sect1" text:name="Section54">
          <text:p text:style-name="Standard"><text:bookmark text:name="overlays4"/></text:p>
          <text:section text:style-name="Sect1" text:name="Section55">
            <text:p text:style-name="Standard"><text:bookmark text:name="progress4"/></text:p>
          </text:section>
          <text:p text:style-name="Standard"><text:a xlink:type="simple" xlink:href="https://www.youtube.com/watch?v=lUxvIxQnqjc&amp;list=PLhW3qG5bs-L-Bt9T_bnyflQ0Te4VgFhKF&amp;t=0s&amp;index=7" text:style-name="Internet_20_link" text:visited-style-name="Visited_20_Internet_20_Link">18:56 </text:a></text:p>
        </text:section>
        <text:section text:style-name="Sect1" text:name="Section56">
          <text:p text:style-name="Standard"><text:bookmark text:name="mouseover-overlay4"/><text:a xlink:type="simple" xlink:href="https://www.youtube.com/watch?v=lUxvIxQnqjc&amp;list=PLhW3qG5bs-L-Bt9T_bnyflQ0Te4VgFhKF&amp;t=0s&amp;index=7" text:style-name="Internet_20_link" text:visited-style-name="Visited_20_Internet_20_Link"/></text:p>
        </text:section>
        <text:section text:style-name="Sect1" text:name="Section57">
          <text:p text:style-name="Standard"><text:bookmark text:name="hover-overlays4"/><text:a xlink:type="simple" xlink:href="https://www.youtube.com/watch?v=lUxvIxQnqjc&amp;list=PLhW3qG5bs-L-Bt9T_bnyflQ0Te4VgFhKF&amp;t=0s&amp;index=7" text:style-name="Internet_20_link" text:visited-style-name="Visited_20_Internet_20_Link"/></text:p>
        </text:section>
        <text:section text:style-name="Sect1" text:name="Section58">
          <text:h text:style-name="Heading_20_3" text:outline-level="3"><text:bookmark text:name="video-title5"/><text:bookmark text:name="meta4"/>SoapUI Beginner Tutorial 6 - How to Get and Set Properties through GROOVY scripts </text:h>
          <text:section text:style-name="Sect1" text:name="Section59">
            <text:p text:style-name="Text_20_body"><text:bookmark text:name="metadata4"/></text:p>
            <text:section text:style-name="Sect1" text:name="Section60">
              <text:p text:style-name="Text_20_body"><text:bookmark text:name="byline-container4"/></text:p>
              <text:section text:style-name="Sect1" text:name="Section61">
                <text:p text:style-name="Text_20_body"><text:bookmark text:name="byline-inner-container4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62">
              <text:p text:style-name="Text_20_body"><text:bookmark text:name="metadata-line4"/></text:p>
            </text:section>
          </text:section>
          <text:section text:style-name="Sect1" text:name="Section63">
            <text:p text:style-name="Text_20_body"><text:bookmark text:name="additional-metadata-line4"/></text:p>
          </text:section>
        </text:section>
        <text:section text:style-name="Sect1" text:name="Section64">
          <text:p text:style-name="Standard"><text:bookmark text:name="offer-button4"/></text:p>
        </text:section>
      </text:section>
      <text:section text:style-name="Sect1" text:name="Section65">
        <text:p text:style-name="Standard"><text:bookmark text:name="menu4"/></text:p>
      </text:section>
      <text:section text:style-name="Sect1" text:name="Section66">
        <text:p text:style-name="Standard"><text:bookmark text:name="img6"/><text:bookmark text:name="thumbnail6"/><text:bookmark text:name="content5"/><text:a xlink:type="simple" xlink:href="https://www.youtube.com/watch?v=GSAt7YOvjbY&amp;list=PLhW3qG5bs-L-Bt9T_bnyflQ0Te4VgFhKF&amp;t=0s&amp;index=8" text:style-name="Internet_20_link" text:visited-style-name="Visited_20_Internet_20_Link"><text:s/></text:a></text:p>
        <text:section text:style-name="Sect1" text:name="Section67">
          <text:p text:style-name="Standard"><text:bookmark text:name="overlays5"/></text:p>
          <text:section text:style-name="Sect1" text:name="Section68">
            <text:p text:style-name="Standard"><text:bookmark text:name="progress5"/></text:p>
          </text:section>
          <text:p text:style-name="Standard"><text:a xlink:type="simple" xlink:href="https://www.youtube.com/watch?v=GSAt7YOvjbY&amp;list=PLhW3qG5bs-L-Bt9T_bnyflQ0Te4VgFhKF&amp;t=0s&amp;index=8" text:style-name="Internet_20_link" text:visited-style-name="Visited_20_Internet_20_Link">10:55 </text:a></text:p>
        </text:section>
        <text:section text:style-name="Sect1" text:name="Section69">
          <text:p text:style-name="Standard"><text:bookmark text:name="mouseover-overlay5"/><text:a xlink:type="simple" xlink:href="https://www.youtube.com/watch?v=GSAt7YOvjbY&amp;list=PLhW3qG5bs-L-Bt9T_bnyflQ0Te4VgFhKF&amp;t=0s&amp;index=8" text:style-name="Internet_20_link" text:visited-style-name="Visited_20_Internet_20_Link"/></text:p>
        </text:section>
        <text:section text:style-name="Sect1" text:name="Section70">
          <text:p text:style-name="Standard"><text:bookmark text:name="hover-overlays5"/><text:a xlink:type="simple" xlink:href="https://www.youtube.com/watch?v=GSAt7YOvjbY&amp;list=PLhW3qG5bs-L-Bt9T_bnyflQ0Te4VgFhKF&amp;t=0s&amp;index=8" text:style-name="Internet_20_link" text:visited-style-name="Visited_20_Internet_20_Link"/></text:p>
        </text:section>
        <text:section text:style-name="Sect1" text:name="Section71">
          <text:h text:style-name="Heading_20_3" text:outline-level="3"><text:bookmark text:name="video-title6"/><text:bookmark text:name="meta5"/><text:soft-page-break/>SoapUI Beginner Tutorial 7 - How to do Property Transfer | Values Transfer </text:h>
          <text:section text:style-name="Sect1" text:name="Section72">
            <text:p text:style-name="Text_20_body"><text:bookmark text:name="metadata5"/></text:p>
            <text:section text:style-name="Sect1" text:name="Section73">
              <text:p text:style-name="Text_20_body"><text:bookmark text:name="byline-container5"/></text:p>
              <text:section text:style-name="Sect1" text:name="Section74">
                <text:p text:style-name="Text_20_body"><text:bookmark text:name="byline-inner-container5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75">
              <text:p text:style-name="Text_20_body"><text:bookmark text:name="metadata-line5"/></text:p>
            </text:section>
          </text:section>
          <text:section text:style-name="Sect1" text:name="Section76">
            <text:p text:style-name="Text_20_body"><text:bookmark text:name="additional-metadata-line5"/></text:p>
          </text:section>
        </text:section>
        <text:section text:style-name="Sect1" text:name="Section77">
          <text:p text:style-name="Standard"><text:bookmark text:name="offer-button5"/></text:p>
        </text:section>
      </text:section>
      <text:section text:style-name="Sect1" text:name="Section78">
        <text:p text:style-name="Standard"><text:bookmark text:name="menu5"/></text:p>
      </text:section>
      <text:section text:style-name="Sect1" text:name="Section79">
        <text:p text:style-name="Standard"><text:bookmark text:name="img7"/><text:bookmark text:name="thumbnail7"/><text:bookmark text:name="content6"/><text:a xlink:type="simple" xlink:href="https://www.youtube.com/watch?v=GQKPClA1kBE&amp;list=PLhW3qG5bs-L-Bt9T_bnyflQ0Te4VgFhKF&amp;t=0s&amp;index=9" text:style-name="Internet_20_link" text:visited-style-name="Visited_20_Internet_20_Link"><text:s/></text:a></text:p>
        <text:section text:style-name="Sect1" text:name="Section80">
          <text:p text:style-name="Standard"><text:bookmark text:name="overlays6"/></text:p>
          <text:section text:style-name="Sect1" text:name="Section81">
            <text:p text:style-name="Standard"><text:bookmark text:name="progress6"/></text:p>
          </text:section>
          <text:p text:style-name="Standard"><text:a xlink:type="simple" xlink:href="https://www.youtube.com/watch?v=GQKPClA1kBE&amp;list=PLhW3qG5bs-L-Bt9T_bnyflQ0Te4VgFhKF&amp;t=0s&amp;index=9" text:style-name="Internet_20_link" text:visited-style-name="Visited_20_Internet_20_Link">22:18 </text:a></text:p>
        </text:section>
        <text:section text:style-name="Sect1" text:name="Section82">
          <text:p text:style-name="Standard"><text:bookmark text:name="mouseover-overlay6"/><text:a xlink:type="simple" xlink:href="https://www.youtube.com/watch?v=GQKPClA1kBE&amp;list=PLhW3qG5bs-L-Bt9T_bnyflQ0Te4VgFhKF&amp;t=0s&amp;index=9" text:style-name="Internet_20_link" text:visited-style-name="Visited_20_Internet_20_Link"/></text:p>
        </text:section>
        <text:section text:style-name="Sect1" text:name="Section83">
          <text:p text:style-name="Standard"><text:bookmark text:name="hover-overlays6"/><text:a xlink:type="simple" xlink:href="https://www.youtube.com/watch?v=GQKPClA1kBE&amp;list=PLhW3qG5bs-L-Bt9T_bnyflQ0Te4VgFhKF&amp;t=0s&amp;index=9" text:style-name="Internet_20_link" text:visited-style-name="Visited_20_Internet_20_Link"/></text:p>
        </text:section>
        <text:section text:style-name="Sect1" text:name="Section84">
          <text:h text:style-name="Heading_20_3" text:outline-level="3"><text:bookmark text:name="video-title7"/><text:bookmark text:name="meta6"/>SoapUI Beginner Tutorial 8 - GROOVY Scripting in SoapUI | Getting Started </text:h>
          <text:section text:style-name="Sect1" text:name="Section85">
            <text:p text:style-name="Text_20_body"><text:bookmark text:name="metadata6"/></text:p>
            <text:section text:style-name="Sect1" text:name="Section86">
              <text:p text:style-name="Text_20_body"><text:bookmark text:name="byline-container6"/></text:p>
              <text:section text:style-name="Sect1" text:name="Section87">
                <text:p text:style-name="Text_20_body"><text:bookmark text:name="byline-inner-container6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88">
              <text:p text:style-name="Text_20_body"><text:bookmark text:name="metadata-line6"/></text:p>
            </text:section>
          </text:section>
          <text:section text:style-name="Sect1" text:name="Section89">
            <text:p text:style-name="Text_20_body"><text:bookmark text:name="additional-metadata-line6"/></text:p>
          </text:section>
        </text:section>
        <text:section text:style-name="Sect1" text:name="Section90">
          <text:p text:style-name="Standard"><text:bookmark text:name="offer-button6"/></text:p>
        </text:section>
      </text:section>
      <text:section text:style-name="Sect1" text:name="Section91">
        <text:p text:style-name="Standard"><text:bookmark text:name="menu6"/></text:p>
      </text:section>
      <text:section text:style-name="Sect1" text:name="Section92">
        <text:p text:style-name="Standard"><text:bookmark text:name="img8"/><text:bookmark text:name="thumbnail8"/><text:bookmark text:name="content7"/><text:a xlink:type="simple" xlink:href="https://www.youtube.com/watch?v=3PlXWtTswug&amp;list=PLhW3qG5bs-L-Bt9T_bnyflQ0Te4VgFhKF&amp;t=0s&amp;index=10" text:style-name="Internet_20_link" text:visited-style-name="Visited_20_Internet_20_Link"><text:s/></text:a></text:p>
        <text:section text:style-name="Sect1" text:name="Section93">
          <text:p text:style-name="Standard"><text:bookmark text:name="overlays7"/>11:45 </text:p>
        </text:section>
        <text:section text:style-name="Sect1" text:name="Section94">
          <text:p text:style-name="Standard"><text:bookmark text:name="mouseover-overlay7"/></text:p>
        </text:section>
        <text:section text:style-name="Sect1" text:name="Section95">
          <text:p text:style-name="Standard"><text:bookmark text:name="hover-overlays7"/></text:p>
        </text:section>
        <text:section text:style-name="Sect1" text:name="Section96">
          <text:h text:style-name="Heading_20_3" text:outline-level="3"><text:bookmark text:name="video-title8"/><text:bookmark text:name="meta7"/>SoapUI Beginner Tutorial 9 - How to run a Request | from GUI, Groovy and Command Line </text:h>
          <text:section text:style-name="Sect1" text:name="Section97">
            <text:p text:style-name="Text_20_body"><text:bookmark text:name="metadata7"/></text:p>
            <text:section text:style-name="Sect1" text:name="Section98">
              <text:p text:style-name="Text_20_body"><text:bookmark text:name="byline-container7"/></text:p>
              <text:section text:style-name="Sect1" text:name="Section99">
                <text:p text:style-name="Text_20_body"><text:bookmark text:name="byline-inner-container7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00">
              <text:p text:style-name="Text_20_body"><text:bookmark text:name="metadata-line7"/></text:p>
            </text:section>
          </text:section>
          <text:section text:style-name="Sect1" text:name="Section101">
            <text:p text:style-name="Text_20_body"><text:bookmark text:name="additional-metadata-line7"/></text:p>
          </text:section>
        </text:section>
        <text:section text:style-name="Sect1" text:name="Section102">
          <text:p text:style-name="Standard"><text:bookmark text:name="offer-button7"/></text:p>
        </text:section>
      </text:section>
      <text:section text:style-name="Sect1" text:name="Section103">
        <text:p text:style-name="Standard"><text:bookmark text:name="menu7"/></text:p>
      </text:section>
      <text:section text:style-name="Sect1" text:name="Section104">
        <text:p text:style-name="Standard"><text:bookmark text:name="img9"/><text:bookmark text:name="thumbnail9"/><text:bookmark text:name="content8"/><text:a xlink:type="simple" xlink:href="https://www.youtube.com/watch?v=nSvCa_Dyf0w&amp;list=PLhW3qG5bs-L-Bt9T_bnyflQ0Te4VgFhKF&amp;t=605s&amp;index=11" text:style-name="Internet_20_link" text:visited-style-name="Visited_20_Internet_20_Link"><text:s/></text:a></text:p>
        <text:section text:style-name="Sect1" text:name="Section105">
          <text:p text:style-name="Standard"><text:bookmark text:name="overlays8"/><text:soft-page-break/></text:p>
          <text:section text:style-name="Sect1" text:name="Section106">
            <text:p text:style-name="Standard"><text:bookmark text:name="progress7"/></text:p>
          </text:section>
          <text:p text:style-name="Standard"><text:a xlink:type="simple" xlink:href="https://www.youtube.com/watch?v=nSvCa_Dyf0w&amp;list=PLhW3qG5bs-L-Bt9T_bnyflQ0Te4VgFhKF&amp;t=605s&amp;index=11" text:style-name="Internet_20_link" text:visited-style-name="Visited_20_Internet_20_Link">14:03 </text:a></text:p>
        </text:section>
        <text:section text:style-name="Sect1" text:name="Section107">
          <text:p text:style-name="Standard"><text:bookmark text:name="mouseover-overlay8"/><text:a xlink:type="simple" xlink:href="https://www.youtube.com/watch?v=nSvCa_Dyf0w&amp;list=PLhW3qG5bs-L-Bt9T_bnyflQ0Te4VgFhKF&amp;t=605s&amp;index=11" text:style-name="Internet_20_link" text:visited-style-name="Visited_20_Internet_20_Link"/></text:p>
        </text:section>
        <text:section text:style-name="Sect1" text:name="Section108">
          <text:p text:style-name="Standard"><text:bookmark text:name="hover-overlays8"/><text:a xlink:type="simple" xlink:href="https://www.youtube.com/watch?v=nSvCa_Dyf0w&amp;list=PLhW3qG5bs-L-Bt9T_bnyflQ0Te4VgFhKF&amp;t=605s&amp;index=11" text:style-name="Internet_20_link" text:visited-style-name="Visited_20_Internet_20_Link"/></text:p>
        </text:section>
        <text:section text:style-name="Sect1" text:name="Section109">
          <text:h text:style-name="Heading_20_3" text:outline-level="3"><text:bookmark text:name="video-title9"/><text:bookmark text:name="meta8"/>SoapUI Beginner Tutorial 10 - How to run a Test Case - from GUI, Groovy and Command Line </text:h>
          <text:section text:style-name="Sect1" text:name="Section110">
            <text:p text:style-name="Text_20_body"><text:bookmark text:name="metadata8"/></text:p>
            <text:section text:style-name="Sect1" text:name="Section111">
              <text:p text:style-name="Text_20_body"><text:bookmark text:name="byline-container8"/></text:p>
              <text:section text:style-name="Sect1" text:name="Section112">
                <text:p text:style-name="Text_20_body"><text:bookmark text:name="byline-inner-container8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13">
              <text:p text:style-name="Text_20_body"><text:bookmark text:name="metadata-line8"/></text:p>
            </text:section>
          </text:section>
          <text:section text:style-name="Sect1" text:name="Section114">
            <text:p text:style-name="Text_20_body"><text:bookmark text:name="additional-metadata-line8"/></text:p>
          </text:section>
        </text:section>
        <text:section text:style-name="Sect1" text:name="Section115">
          <text:p text:style-name="Standard"><text:bookmark text:name="offer-button8"/></text:p>
        </text:section>
      </text:section>
      <text:section text:style-name="Sect1" text:name="Section116">
        <text:p text:style-name="Standard"><text:bookmark text:name="menu8"/></text:p>
      </text:section>
      <text:section text:style-name="Sect1" text:name="Section117">
        <text:p text:style-name="Standard"><text:bookmark text:name="img10"/><text:bookmark text:name="thumbnail10"/><text:bookmark text:name="content9"/><text:a xlink:type="simple" xlink:href="https://www.youtube.com/watch?v=70kizpoOMNk&amp;list=PLhW3qG5bs-L-Bt9T_bnyflQ0Te4VgFhKF&amp;t=0s&amp;index=12" text:style-name="Internet_20_link" text:visited-style-name="Visited_20_Internet_20_Link"><text:s/></text:a></text:p>
        <text:section text:style-name="Sect1" text:name="Section118">
          <text:p text:style-name="Standard"><text:bookmark text:name="overlays9"/>10:30 </text:p>
        </text:section>
        <text:section text:style-name="Sect1" text:name="Section119">
          <text:p text:style-name="Standard"><text:bookmark text:name="mouseover-overlay9"/></text:p>
        </text:section>
        <text:section text:style-name="Sect1" text:name="Section120">
          <text:p text:style-name="Standard"><text:bookmark text:name="hover-overlays9"/></text:p>
        </text:section>
        <text:section text:style-name="Sect1" text:name="Section121">
          <text:h text:style-name="Heading_20_3" text:outline-level="3"><text:bookmark text:name="video-title10"/><text:bookmark text:name="meta9"/>SoapUI Beginner Tutorial 11 - How to run a Test Suite - From GUI, Groovy and Command Line </text:h>
          <text:section text:style-name="Sect1" text:name="Section122">
            <text:p text:style-name="Text_20_body"><text:bookmark text:name="metadata9"/></text:p>
            <text:section text:style-name="Sect1" text:name="Section123">
              <text:p text:style-name="Text_20_body"><text:bookmark text:name="byline-container9"/></text:p>
              <text:section text:style-name="Sect1" text:name="Section124">
                <text:p text:style-name="Text_20_body"><text:bookmark text:name="byline-inner-container9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25">
              <text:p text:style-name="Text_20_body"><text:bookmark text:name="metadata-line9"/></text:p>
            </text:section>
          </text:section>
          <text:section text:style-name="Sect1" text:name="Section126">
            <text:p text:style-name="Text_20_body"><text:bookmark text:name="additional-metadata-line9"/></text:p>
          </text:section>
        </text:section>
        <text:section text:style-name="Sect1" text:name="Section127">
          <text:p text:style-name="Standard"><text:bookmark text:name="offer-button9"/></text:p>
        </text:section>
      </text:section>
      <text:section text:style-name="Sect1" text:name="Section128">
        <text:p text:style-name="Standard"><text:bookmark text:name="menu9"/></text:p>
      </text:section>
      <text:section text:style-name="Sect1" text:name="Section129">
        <text:p text:style-name="Standard"><text:bookmark text:name="img11"/><text:bookmark text:name="thumbnail11"/><text:bookmark text:name="content10"/><text:a xlink:type="simple" xlink:href="https://www.youtube.com/watch?v=oECwzewhVSA&amp;list=PLhW3qG5bs-L-Bt9T_bnyflQ0Te4VgFhKF&amp;t=0s&amp;index=13" text:style-name="Internet_20_link" text:visited-style-name="Visited_20_Internet_20_Link"><text:s/></text:a></text:p>
        <text:section text:style-name="Sect1" text:name="Section130">
          <text:p text:style-name="Standard"><text:bookmark text:name="overlays10"/>9:45 </text:p>
        </text:section>
        <text:section text:style-name="Sect1" text:name="Section131">
          <text:p text:style-name="Standard"><text:bookmark text:name="mouseover-overlay10"/></text:p>
        </text:section>
        <text:section text:style-name="Sect1" text:name="Section132">
          <text:p text:style-name="Standard"><text:bookmark text:name="hover-overlays10"/></text:p>
        </text:section>
        <text:section text:style-name="Sect1" text:name="Section133">
          <text:h text:style-name="Heading_20_3" text:outline-level="3"><text:bookmark text:name="video-title11"/><text:bookmark text:name="meta10"/>SoapUI Beginner Tutorial 12 - How to run PROJECT - From GUI, Groovy and Command Line </text:h>
          <text:section text:style-name="Sect1" text:name="Section134">
            <text:p text:style-name="Text_20_body"><text:bookmark text:name="metadata10"/></text:p>
            <text:section text:style-name="Sect1" text:name="Section135">
              <text:p text:style-name="Text_20_body"><text:bookmark text:name="byline-container10"/></text:p>
              <text:section text:style-name="Sect1" text:name="Section136">
                <text:p text:style-name="Text_20_body"><text:bookmark text:name="byline-inner-container10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37">
              <text:p text:style-name="Text_20_body"><text:bookmark text:name="metadata-line10"/><text:soft-page-break/></text:p>
            </text:section>
          </text:section>
          <text:section text:style-name="Sect1" text:name="Section138">
            <text:p text:style-name="Text_20_body"><text:bookmark text:name="additional-metadata-line10"/></text:p>
          </text:section>
        </text:section>
        <text:section text:style-name="Sect1" text:name="Section139">
          <text:p text:style-name="Standard"><text:bookmark text:name="offer-button10"/></text:p>
        </text:section>
      </text:section>
      <text:section text:style-name="Sect1" text:name="Section140">
        <text:p text:style-name="Standard"><text:bookmark text:name="menu10"/></text:p>
      </text:section>
      <text:section text:style-name="Sect1" text:name="Section141">
        <text:p text:style-name="Standard"><text:bookmark text:name="img12"/><text:bookmark text:name="thumbnail12"/><text:bookmark text:name="content11"/><text:a xlink:type="simple" xlink:href="https://www.youtube.com/watch?v=4_S330fgij0&amp;list=PLhW3qG5bs-L-Bt9T_bnyflQ0Te4VgFhKF&amp;t=0s&amp;index=14" text:style-name="Internet_20_link" text:visited-style-name="Visited_20_Internet_20_Link"><text:s/></text:a></text:p>
        <text:section text:style-name="Sect1" text:name="Section142">
          <text:p text:style-name="Standard"><text:bookmark text:name="overlays11"/>4:37 </text:p>
        </text:section>
        <text:section text:style-name="Sect1" text:name="Section143">
          <text:p text:style-name="Standard"><text:bookmark text:name="mouseover-overlay11"/></text:p>
        </text:section>
        <text:section text:style-name="Sect1" text:name="Section144">
          <text:p text:style-name="Standard"><text:bookmark text:name="hover-overlays11"/></text:p>
        </text:section>
        <text:section text:style-name="Sect1" text:name="Section145">
          <text:h text:style-name="Heading_20_3" text:outline-level="3"><text:bookmark text:name="video-title12"/><text:bookmark text:name="meta11"/>SoapUI Beginner Tutorial 13 - How to check LOGS in SoapUI | Troubleshooting tips in SoapUI </text:h>
          <text:section text:style-name="Sect1" text:name="Section146">
            <text:p text:style-name="Text_20_body"><text:bookmark text:name="metadata11"/></text:p>
            <text:section text:style-name="Sect1" text:name="Section147">
              <text:p text:style-name="Text_20_body"><text:bookmark text:name="byline-container11"/></text:p>
              <text:section text:style-name="Sect1" text:name="Section148">
                <text:p text:style-name="Text_20_body"><text:bookmark text:name="byline-inner-container11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49">
              <text:p text:style-name="Text_20_body"><text:bookmark text:name="metadata-line11"/></text:p>
            </text:section>
          </text:section>
          <text:section text:style-name="Sect1" text:name="Section150">
            <text:p text:style-name="Text_20_body"><text:bookmark text:name="additional-metadata-line11"/></text:p>
          </text:section>
        </text:section>
        <text:section text:style-name="Sect1" text:name="Section151">
          <text:p text:style-name="Standard"><text:bookmark text:name="offer-button11"/></text:p>
        </text:section>
      </text:section>
      <text:section text:style-name="Sect1" text:name="Section152">
        <text:p text:style-name="Standard"><text:bookmark text:name="menu11"/></text:p>
      </text:section>
      <text:section text:style-name="Sect1" text:name="Section153">
        <text:p text:style-name="Standard"><text:bookmark text:name="img13"/><text:bookmark text:name="thumbnail13"/><text:bookmark text:name="content12"/><text:a xlink:type="simple" xlink:href="https://www.youtube.com/watch?v=T9pKLL31S4I&amp;list=PLhW3qG5bs-L-Bt9T_bnyflQ0Te4VgFhKF&amp;t=0s&amp;index=15" text:style-name="Internet_20_link" text:visited-style-name="Visited_20_Internet_20_Link"><text:s/></text:a></text:p>
        <text:section text:style-name="Sect1" text:name="Section154">
          <text:p text:style-name="Standard"><text:bookmark text:name="overlays12"/>12:17 </text:p>
        </text:section>
        <text:section text:style-name="Sect1" text:name="Section155">
          <text:p text:style-name="Standard"><text:bookmark text:name="mouseover-overlay12"/></text:p>
        </text:section>
        <text:section text:style-name="Sect1" text:name="Section156">
          <text:p text:style-name="Standard"><text:bookmark text:name="hover-overlays12"/></text:p>
        </text:section>
        <text:section text:style-name="Sect1" text:name="Section157">
          <text:h text:style-name="Heading_20_3" text:outline-level="3"><text:bookmark text:name="video-title13"/><text:bookmark text:name="meta12"/>SoapUI Beginner Tutorial 14 - How to create SetUp and TearDown in SoapUI </text:h>
          <text:section text:style-name="Sect1" text:name="Section158">
            <text:p text:style-name="Text_20_body"><text:bookmark text:name="metadata12"/></text:p>
            <text:section text:style-name="Sect1" text:name="Section159">
              <text:p text:style-name="Text_20_body"><text:bookmark text:name="byline-container12"/></text:p>
              <text:section text:style-name="Sect1" text:name="Section160">
                <text:p text:style-name="Text_20_body"><text:bookmark text:name="byline-inner-container12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61">
              <text:p text:style-name="Text_20_body"><text:bookmark text:name="metadata-line12"/></text:p>
            </text:section>
          </text:section>
          <text:section text:style-name="Sect1" text:name="Section162">
            <text:p text:style-name="Text_20_body"><text:bookmark text:name="additional-metadata-line12"/></text:p>
          </text:section>
        </text:section>
        <text:section text:style-name="Sect1" text:name="Section163">
          <text:p text:style-name="Standard"><text:bookmark text:name="offer-button12"/></text:p>
        </text:section>
      </text:section>
      <text:section text:style-name="Sect1" text:name="Section164">
        <text:p text:style-name="Standard"><text:bookmark text:name="menu12"/></text:p>
      </text:section>
      <text:section text:style-name="Sect1" text:name="Section165">
        <text:p text:style-name="Standard"><text:bookmark text:name="img14"/><text:bookmark text:name="thumbnail14"/><text:bookmark text:name="content13"/><text:a xlink:type="simple" xlink:href="https://www.youtube.com/watch?v=yALnTIF4fmQ&amp;list=PLhW3qG5bs-L-Bt9T_bnyflQ0Te4VgFhKF&amp;t=0s&amp;index=16" text:style-name="Internet_20_link" text:visited-style-name="Visited_20_Internet_20_Link"><text:s/></text:a></text:p>
        <text:section text:style-name="Sect1" text:name="Section166">
          <text:p text:style-name="Standard"><text:bookmark text:name="overlays13"/>6:43 </text:p>
        </text:section>
        <text:section text:style-name="Sect1" text:name="Section167">
          <text:p text:style-name="Standard"><text:bookmark text:name="mouseover-overlay13"/></text:p>
        </text:section>
        <text:section text:style-name="Sect1" text:name="Section168">
          <text:p text:style-name="Standard"><text:bookmark text:name="hover-overlays13"/></text:p>
        </text:section>
        <text:section text:style-name="Sect1" text:name="Section169">
          <text:h text:style-name="Heading_20_3" text:outline-level="3"><text:bookmark text:name="video-title14"/><text:bookmark text:name="meta13"/>SoapUI Beginner Tutorial 15 - What are Assertions | How to create assertions in SoapUI </text:h>
          <text:section text:style-name="Sect1" text:name="Section170">
            <text:p text:style-name="Text_20_body"><text:bookmark text:name="metadata13"/></text:p>
            <text:section text:style-name="Sect1" text:name="Section171">
              <text:p text:style-name="Text_20_body"><text:bookmark text:name="byline-container13"/><text:soft-page-break/></text:p>
              <text:section text:style-name="Sect1" text:name="Section172">
                <text:p text:style-name="Text_20_body"><text:bookmark text:name="byline-inner-container13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73">
              <text:p text:style-name="Text_20_body"><text:bookmark text:name="metadata-line13"/></text:p>
            </text:section>
          </text:section>
          <text:section text:style-name="Sect1" text:name="Section174">
            <text:p text:style-name="Text_20_body"><text:bookmark text:name="additional-metadata-line13"/></text:p>
          </text:section>
        </text:section>
        <text:section text:style-name="Sect1" text:name="Section175">
          <text:p text:style-name="Standard"><text:bookmark text:name="offer-button13"/></text:p>
        </text:section>
      </text:section>
      <text:section text:style-name="Sect1" text:name="Section176">
        <text:p text:style-name="Standard"><text:bookmark text:name="menu13"/></text:p>
      </text:section>
      <text:section text:style-name="Sect1" text:name="Section177">
        <text:p text:style-name="Standard"><text:bookmark text:name="img15"/><text:bookmark text:name="thumbnail15"/><text:bookmark text:name="content14"/><text:a xlink:type="simple" xlink:href="https://www.youtube.com/watch?v=S01IWefBu8o&amp;list=PLhW3qG5bs-L-Bt9T_bnyflQ0Te4VgFhKF&amp;t=0s&amp;index=17" text:style-name="Internet_20_link" text:visited-style-name="Visited_20_Internet_20_Link"><text:s/></text:a></text:p>
        <text:section text:style-name="Sect1" text:name="Section178">
          <text:p text:style-name="Standard"><text:bookmark text:name="overlays14"/>12:37 </text:p>
        </text:section>
        <text:section text:style-name="Sect1" text:name="Section179">
          <text:p text:style-name="Standard"><text:bookmark text:name="mouseover-overlay14"/></text:p>
        </text:section>
        <text:section text:style-name="Sect1" text:name="Section180">
          <text:p text:style-name="Standard"><text:bookmark text:name="hover-overlays14"/></text:p>
        </text:section>
        <text:section text:style-name="Sect1" text:name="Section181">
          <text:h text:style-name="Heading_20_3" text:outline-level="3"><text:bookmark text:name="video-title15"/><text:bookmark text:name="meta14"/>SoapUI Beginner Tutorial 16 - How to add ASSERTIONS | XPath | XQuery | Json Assertions in SoapUI </text:h>
          <text:section text:style-name="Sect1" text:name="Section182">
            <text:p text:style-name="Text_20_body"><text:bookmark text:name="metadata14"/></text:p>
            <text:section text:style-name="Sect1" text:name="Section183">
              <text:p text:style-name="Text_20_body"><text:bookmark text:name="byline-container14"/></text:p>
              <text:section text:style-name="Sect1" text:name="Section184">
                <text:p text:style-name="Text_20_body"><text:bookmark text:name="byline-inner-container14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85">
              <text:p text:style-name="Text_20_body"><text:bookmark text:name="metadata-line14"/></text:p>
            </text:section>
          </text:section>
          <text:section text:style-name="Sect1" text:name="Section186">
            <text:p text:style-name="Text_20_body"><text:bookmark text:name="additional-metadata-line14"/></text:p>
          </text:section>
        </text:section>
        <text:section text:style-name="Sect1" text:name="Section187">
          <text:p text:style-name="Standard"><text:bookmark text:name="offer-button14"/></text:p>
        </text:section>
      </text:section>
      <text:section text:style-name="Sect1" text:name="Section188">
        <text:p text:style-name="Standard"><text:bookmark text:name="menu14"/></text:p>
      </text:section>
      <text:section text:style-name="Sect1" text:name="Section189">
        <text:p text:style-name="Standard"><text:bookmark text:name="img16"/><text:bookmark text:name="thumbnail16"/><text:bookmark text:name="content15"/><text:a xlink:type="simple" xlink:href="https://www.youtube.com/watch?v=ElN7QuayTHE&amp;list=PLhW3qG5bs-L-Bt9T_bnyflQ0Te4VgFhKF&amp;t=0s&amp;index=18" text:style-name="Internet_20_link" text:visited-style-name="Visited_20_Internet_20_Link"><text:s/></text:a></text:p>
        <text:section text:style-name="Sect1" text:name="Section190">
          <text:p text:style-name="Standard"><text:bookmark text:name="overlays15"/>17:41 </text:p>
        </text:section>
        <text:section text:style-name="Sect1" text:name="Section191">
          <text:p text:style-name="Standard"><text:bookmark text:name="mouseover-overlay15"/></text:p>
        </text:section>
        <text:section text:style-name="Sect1" text:name="Section192">
          <text:p text:style-name="Standard"><text:bookmark text:name="hover-overlays15"/></text:p>
        </text:section>
        <text:section text:style-name="Sect1" text:name="Section193">
          <text:h text:style-name="Heading_20_3" text:outline-level="3"><text:bookmark text:name="video-title16"/><text:bookmark text:name="meta15"/>SoapUI Beginner Tutorial 17 - How to create Script Assertions </text:h>
          <text:section text:style-name="Sect1" text:name="Section194">
            <text:p text:style-name="Text_20_body"><text:bookmark text:name="metadata15"/></text:p>
            <text:section text:style-name="Sect1" text:name="Section195">
              <text:p text:style-name="Text_20_body"><text:bookmark text:name="byline-container15"/></text:p>
              <text:section text:style-name="Sect1" text:name="Section196">
                <text:p text:style-name="Text_20_body"><text:bookmark text:name="byline-inner-container15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97">
              <text:p text:style-name="Text_20_body"><text:bookmark text:name="metadata-line15"/></text:p>
            </text:section>
          </text:section>
          <text:section text:style-name="Sect1" text:name="Section198">
            <text:p text:style-name="Text_20_body"><text:bookmark text:name="additional-metadata-line15"/></text:p>
          </text:section>
        </text:section>
        <text:section text:style-name="Sect1" text:name="Section199">
          <text:p text:style-name="Standard"><text:bookmark text:name="offer-button15"/></text:p>
        </text:section>
      </text:section>
      <text:section text:style-name="Sect1" text:name="Section200">
        <text:p text:style-name="Standard"><text:bookmark text:name="menu15"/></text:p>
      </text:section>
      <text:section text:style-name="Sect1" text:name="Section201">
        <text:p text:style-name="Standard"><text:bookmark text:name="img17"/><text:bookmark text:name="thumbnail17"/><text:bookmark text:name="content16"/><text:a xlink:type="simple" xlink:href="https://www.youtube.com/watch?v=JLQ0ayUr4CE&amp;list=PLhW3qG5bs-L-Bt9T_bnyflQ0Te4VgFhKF&amp;t=0s&amp;index=19" text:style-name="Internet_20_link" text:visited-style-name="Visited_20_Internet_20_Link"><text:s/></text:a></text:p>
        <text:section text:style-name="Sect1" text:name="Section202">
          <text:p text:style-name="Standard"><text:bookmark text:name="overlays16"/>16:46 </text:p>
        </text:section>
        <text:section text:style-name="Sect1" text:name="Section203">
          <text:p text:style-name="Standard"><text:bookmark text:name="mouseover-overlay16"/></text:p>
        </text:section>
        <text:section text:style-name="Sect1" text:name="Section204">
          <text:p text:style-name="Standard"><text:bookmark text:name="hover-overlays16"/></text:p>
        </text:section>
        <text:section text:style-name="Sect1" text:name="Section205">
          <text:h text:style-name="Heading_20_3" text:outline-level="3"><text:bookmark text:name="video-title17"/><text:bookmark text:name="meta16"/><text:soft-page-break/>SoapUI Beginner Tutorial 18 - How to run SoapUI tests on Jenkins | SoapUI with Jenkins </text:h>
          <text:section text:style-name="Sect1" text:name="Section206">
            <text:p text:style-name="Text_20_body"><text:bookmark text:name="metadata16"/></text:p>
            <text:section text:style-name="Sect1" text:name="Section207">
              <text:p text:style-name="Text_20_body"><text:bookmark text:name="byline-container16"/></text:p>
              <text:section text:style-name="Sect1" text:name="Section208">
                <text:p text:style-name="Text_20_body"><text:bookmark text:name="byline-inner-container16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09">
              <text:p text:style-name="Text_20_body"><text:bookmark text:name="metadata-line16"/></text:p>
            </text:section>
          </text:section>
          <text:section text:style-name="Sect1" text:name="Section210">
            <text:p text:style-name="Text_20_body"><text:bookmark text:name="additional-metadata-line16"/></text:p>
          </text:section>
        </text:section>
        <text:section text:style-name="Sect1" text:name="Section211">
          <text:p text:style-name="Standard"><text:bookmark text:name="offer-button16"/></text:p>
        </text:section>
      </text:section>
      <text:section text:style-name="Sect1" text:name="Section212">
        <text:p text:style-name="Standard"><text:bookmark text:name="menu16"/></text:p>
      </text:section>
      <text:section text:style-name="Sect1" text:name="Section213">
        <text:p text:style-name="Standard"><text:bookmark text:name="img18"/><text:bookmark text:name="thumbnail18"/><text:bookmark text:name="content17"/><text:a xlink:type="simple" xlink:href="https://www.youtube.com/watch?v=0fHmwmRSEa4&amp;list=PLhW3qG5bs-L-Bt9T_bnyflQ0Te4VgFhKF&amp;t=0s&amp;index=20" text:style-name="Internet_20_link" text:visited-style-name="Visited_20_Internet_20_Link"><text:s/></text:a></text:p>
        <text:section text:style-name="Sect1" text:name="Section214">
          <text:p text:style-name="Standard"><text:bookmark text:name="overlays17"/>10:47 </text:p>
        </text:section>
        <text:section text:style-name="Sect1" text:name="Section215">
          <text:p text:style-name="Standard"><text:bookmark text:name="mouseover-overlay17"/></text:p>
        </text:section>
        <text:section text:style-name="Sect1" text:name="Section216">
          <text:p text:style-name="Standard"><text:bookmark text:name="hover-overlays17"/></text:p>
        </text:section>
        <text:section text:style-name="Sect1" text:name="Section217">
          <text:h text:style-name="Heading_20_3" text:outline-level="3"><text:bookmark text:name="video-title18"/><text:bookmark text:name="meta17"/>SoapUI Beginner Tutorial 19 - How to create API MONITORS | AlertSite </text:h>
          <text:section text:style-name="Sect1" text:name="Section218">
            <text:p text:style-name="Text_20_body"><text:bookmark text:name="metadata17"/></text:p>
            <text:section text:style-name="Sect1" text:name="Section219">
              <text:p text:style-name="Text_20_body"><text:bookmark text:name="byline-container17"/></text:p>
              <text:section text:style-name="Sect1" text:name="Section220">
                <text:p text:style-name="Text_20_body"><text:bookmark text:name="byline-inner-container17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21">
              <text:p text:style-name="Text_20_body"><text:bookmark text:name="metadata-line17"/></text:p>
            </text:section>
          </text:section>
          <text:section text:style-name="Sect1" text:name="Section222">
            <text:p text:style-name="Text_20_body"><text:bookmark text:name="additional-metadata-line17"/></text:p>
          </text:section>
        </text:section>
        <text:section text:style-name="Sect1" text:name="Section223">
          <text:p text:style-name="Standard"><text:bookmark text:name="offer-button17"/></text:p>
        </text:section>
      </text:section>
      <text:section text:style-name="Sect1" text:name="Section224">
        <text:p text:style-name="Standard"><text:bookmark text:name="menu17"/></text:p>
      </text:section>
      <text:section text:style-name="Sect1" text:name="Section225">
        <text:p text:style-name="Standard"><text:bookmark text:name="img19"/><text:bookmark text:name="thumbnail19"/><text:bookmark text:name="content18"/><text:a xlink:type="simple" xlink:href="https://www.youtube.com/watch?v=GFUikJWaMn0&amp;list=PLhW3qG5bs-L-Bt9T_bnyflQ0Te4VgFhKF&amp;t=0s&amp;index=21" text:style-name="Internet_20_link" text:visited-style-name="Visited_20_Internet_20_Link"><text:s/></text:a></text:p>
        <text:section text:style-name="Sect1" text:name="Section226">
          <text:p text:style-name="Standard"><text:bookmark text:name="overlays18"/>12:12 </text:p>
        </text:section>
        <text:section text:style-name="Sect1" text:name="Section227">
          <text:p text:style-name="Standard"><text:bookmark text:name="mouseover-overlay18"/></text:p>
        </text:section>
        <text:section text:style-name="Sect1" text:name="Section228">
          <text:p text:style-name="Standard"><text:bookmark text:name="hover-overlays18"/></text:p>
        </text:section>
        <text:section text:style-name="Sect1" text:name="Section229">
          <text:h text:style-name="Heading_20_3" text:outline-level="3"><text:bookmark text:name="video-title19"/><text:bookmark text:name="meta18"/>SoapUI Beginner Tutorial 20 - How to add SoapUI Projects to GIT (version control system) </text:h>
          <text:section text:style-name="Sect1" text:name="Section230">
            <text:p text:style-name="Text_20_body"><text:bookmark text:name="metadata18"/></text:p>
            <text:section text:style-name="Sect1" text:name="Section231">
              <text:p text:style-name="Text_20_body"><text:bookmark text:name="byline-container18"/></text:p>
              <text:section text:style-name="Sect1" text:name="Section232">
                <text:p text:style-name="Text_20_body"><text:bookmark text:name="byline-inner-container18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33">
              <text:p text:style-name="Text_20_body"><text:bookmark text:name="metadata-line18"/></text:p>
            </text:section>
          </text:section>
          <text:section text:style-name="Sect1" text:name="Section234">
            <text:p text:style-name="Text_20_body"><text:bookmark text:name="additional-metadata-line18"/>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23:31:50.794355541</meta:creation-date>
    <dc:date>2018-11-06T11:15:31.718358034</dc:date>
    <meta:editing-duration>PT10H20M6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8" meta:paragraph-count="108" meta:word-count="711" meta:character-count="4684" meta:non-whitespace-character-count="3976"/>
  </office:meta>
</office:document-meta>
</file>